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9654in"/>
    </style:style>
    <style:style style:name="co2" style:family="table-column">
      <style:table-column-properties fo:break-before="auto" style:column-width="2.5354in"/>
    </style:style>
    <style:style style:name="co3" style:family="table-column">
      <style:table-column-properties fo:break-before="auto" style:column-width="2.8429in"/>
    </style:style>
    <style:style style:name="co4" style:family="table-column">
      <style:table-column-properties fo:break-before="auto" style:column-width="2.8535in"/>
    </style:style>
    <style:style style:name="co5" style:family="table-column">
      <style:table-column-properties fo:break-before="auto" style:column-width="1.51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in"/>
      <style:text-properties fo:font-weight="normal"/>
    </style:style>
    <style:style style:name="ce4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49" table:default-cell-style-name="ce2"/>
        <table:table-row table:style-name="ro1">
          <table:table-cell table:style-name="ce1" office:value-type="string">
            <text:p>Plugin</text:p>
          </table:table-cell>
          <table:table-cell table:style-name="ce1" office:value-type="string">
            <text:p>AssetRef</text:p>
          </table:table-cell>
          <table:table-cell table:style-name="ce1" office:value-type="string">
            <text:p>Inputs (assets)</text:p>
          </table:table-cell>
          <table:table-cell table:style-name="ce1" office:value-type="string">
            <text:p>Outputs (files)</text:p>
          </table:table-cell>
          <table:table-cell table:style-name="ce1" office:value-type="string">
            <text:p>Suggested Rules</text:p>
          </table:table-cell>
          <table:table-cell table:style-name="ce1" table:number-columns-repeated="249"/>
        </table:table-row>
        <table:table-row table:style-name="ro2">
          <table:table-cell table:number-columns-repeated="254"/>
        </table:table-row>
        <table:table-row table:style-name="ro1">
          <table:table-cell table:style-name="ce3" office:value-type="string" table:number-columns-spanned="5" table:number-rows-spanned="1">
            <text:p>User Defined</text:p>
          </table:table-cell>
          <table:covered-table-cell table:number-columns-repeated="4"/>
          <table:table-cell table:number-columns-repeated="249"/>
        </table:table-row>
        <table:table-row table:style-name="ro1">
          <table:table-cell office:value-type="string">
            <text:p>Source</text:p>
          </table:table-cell>
          <table:table-cell office:value-type="string">
            <text:p>*.k?source</text:p>
          </table:table-cell>
          <table:table-cell office:value-type="string">
            <text:p>n/a</text:p>
          </table:table-cell>
          <table:table-cell office:value-type="string">
            <text:p>*</text:p>
          </table:table-cell>
          <table:table-cell table:number-columns-repeated="250"/>
        </table:table-row>
        <table:table-row table:style-name="ro1">
          <table:table-cell office:value-type="string">
            <text:p>RasterProduct</text:p>
          </table:table-cell>
          <table:table-cell office:value-type="string">
            <text:p>*.k?asset</text:p>
          </table:table-cell>
          <table:table-cell office:value-type="string">
            <text:p>Source -or- Source, MaskSource?</text:p>
          </table:table-cell>
          <table:table-cell office:value-type="string">
            <text:p>none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RasterProject</text:p>
          </table:table-cell>
          <table:table-cell office:value-type="string">
            <text:p>*.k?project</text:p>
          </table:table-cell>
          <table:table-cell office:value-type="string">
            <text:p>RasterProduct(n)</text:p>
          </table:table-cell>
          <table:table-cell office:value-type="string">
            <text:p>none</text:p>
          </table:table-cell>
          <table:table-cell table:number-columns-repeated="250"/>
        </table:table-row>
        <table:table-row table:style-name="ro1">
          <table:table-cell office:value-type="string">
            <text:p>VectorProduct</text:p>
          </table:table-cell>
          <table:table-cell office:value-type="string">
            <text:p>*.kvasset</text:p>
          </table:table-cell>
          <table:table-cell office:value-type="string">
            <text:p>Source</text:p>
          </table:table-cell>
          <table:table-cell office:value-type="string">
            <text:p>&lt;AssetRef&gt;/ver###/product.kvp</text:p>
          </table:table-cell>
          <table:table-cell table:number-columns-repeated="250"/>
        </table:table-row>
        <table:table-row table:style-name="ro1">
          <table:table-cell office:value-type="string">
            <text:p>VectorProject</text:p>
          </table:table-cell>
          <table:table-cell office:value-type="string">
            <text:p>*.kvproject</text:p>
          </table:table-cell>
          <table:table-cell office:value-type="string">
            <text:p>VectorProduct(n)</text:p>
          </table:table-cell>
          <table:table-cell office:value-type="string">
            <text:p>none</text:p>
          </table:table-cell>
          <table:table-cell table:number-columns-repeated="250"/>
        </table:table-row>
        <table:table-row table:style-name="ro1">
          <table:table-cell office:value-type="string">
            <text:p>Database</text:p>
          </table:table-cell>
          <table:table-cell office:value-type="string">
            <text:p>*.kdatabase</text:p>
          </table:table-cell>
          <table:table-cell office:value-type="string">
            <text:p>IProject?, TProject?, VProject?</text:p>
          </table:table-cell>
          <table:table-cell office:value-type="string">
            <text:p>none</text:p>
          </table:table-cell>
          <table:table-cell table:number-columns-repeated="250"/>
        </table:table-row>
        <table:table-row table:style-name="ro2">
          <table:table-cell table:number-columns-repeated="254"/>
        </table:table-row>
        <table:table-row table:style-name="ro1">
          <table:table-cell table:style-name="ce3" office:value-type="string" table:number-columns-spanned="5" table:number-rows-spanned="1">
            <text:p>Raster</text:p>
          </table:table-cell>
          <table:covered-table-cell table:number-columns-repeated="4"/>
          <table:table-cell table:number-columns-repeated="249"/>
        </table:table-row>
        <table:table-row table:style-name="ro1">
          <table:table-cell office:value-type="string">
            <text:p>Mosaic</text:p>
          </table:table-cell>
          <table:table-cell office:value-type="string">
            <text:p>&lt;RasterProductRef&gt;/mosaic.k?a</text:p>
          </table:table-cell>
          <table:table-cell office:value-type="string">
            <text:p>Source</text:p>
          </table:table-cell>
          <table:table-cell office:value-type="string">
            <text:p>&lt;AssetRef&gt;/ver###/mosaic.khvr</text:p>
          </table:table-cell>
          <table:table-cell table:number-columns-repeated="250"/>
        </table:table-row>
        <table:table-row table:style-name="ro1">
          <table:table-cell office:value-type="string">
            <text:p>KRP</text:p>
          </table:table-cell>
          <table:table-cell office:value-type="string">
            <text:p>&lt;RasterProductRef&gt;/product.k?a</text:p>
          </table:table-cell>
          <table:table-cell office:value-type="string">
            <text:p>Source -or- Mosaic</text:p>
          </table:table-cell>
          <table:table-cell office:value-type="string">
            <text:p>&lt;AssetRef&gt;/ver###/raster.k?p</text:p>
          </table:table-cell>
          <table:table-cell office:value-type="string">
            <text:p>Prefer(LocalInput[0])</text:p>
          </table:table-cell>
          <table:table-cell table:number-columns-repeated="249"/>
        </table:table-row>
        <table:table-row table:style-name="ro1">
          <table:table-cell office:value-type="string">
            <text:p>Maskgen</text:p>
          </table:table-cell>
          <table:table-cell office:value-type="string">
            <text:p>&lt;RasterProductRef&gt;/maskgen.k?a</text:p>
          </table:table-cell>
          <table:table-cell office:value-type="string">
            <text:p>KRP</text:p>
          </table:table-cell>
          <table:table-cell office:value-type="string">
            <text:p>&lt;AssetRef&gt;/ver###/mask.tif</text:p>
          </table:table-cell>
          <table:table-cell table:number-columns-repeated="250"/>
        </table:table-row>
        <table:table-row table:style-name="ro1">
          <table:table-cell office:value-type="string">
            <text:p>KRMP</text:p>
          </table:table-cell>
          <table:table-cell office:value-type="string">
            <text:p>&lt;RasterProductRef&gt;/maskproduct.k?a</text:p>
          </table:table-cell>
          <table:table-cell office:value-type="string">
            <text:p>KRP, MaskSource -or- KRP, Maskgen</text:p>
          </table:table-cell>
          <table:table-cell office:value-type="string">
            <text:p>&lt;AssetRef&gt;/ver###/mask.kmp</text:p>
          </table:table-cell>
          <table:table-cell office:value-type="string">
            <text:p>Prefer(LocalInput[0])</text:p>
          </table:table-cell>
          <table:table-cell table:number-columns-repeated="249"/>
        </table:table-row>
        <table:table-row table:style-name="ro1">
          <table:table-cell office:value-type="string">
            <text:p>PacketGen</text:p>
          </table:table-cell>
          <table:table-cell office:value-type="string">
            <text:p>&lt;RasterProductRef&gt;/packgen.k?a</text:p>
          </table:table-cell>
          <table:table-cell table:number-columns-repeated="2" office:value-type="string">
            <text:p>none</text:p>
          </table:table-cell>
          <table:table-cell table:number-columns-repeated="250"/>
        </table:table-row>
        <table:table-row table:style-name="ro3">
          <table:table-cell office:value-type="string">
            <text:p>PacketLevel</text:p>
          </table:table-cell>
          <table:table-cell office:value-type="string">
            <text:p>&lt;PackGenRef&gt;/packlevel##.k?a</text:p>
          </table:table-cell>
          <table:table-cell office:value-type="string">
            <text:p>RasterProduct(n) -or- Interleaved(RasterProduct, PacketLevel)(n) # lowest res first</text:p>
          </table:table-cell>
          <table:table-cell office:value-type="string">
            <text:p>&lt;AssetRef&gt;/ver###/packlevel##.k?pack</text:p>
          </table:table-cell>
          <table:table-cell office:value-type="string">
            <text:p>MinMaxCPU(2,4), Prefer(LocalInput[-1])</text:p>
          </table:table-cell>
          <table:table-cell table:number-columns-repeated="249"/>
        </table:table-row>
        <table:table-row table:style-name="ro1">
          <table:table-cell office:value-type="string">
            <text:p>Copyright</text:p>
          </table:table-cell>
          <table:table-cell office:value-type="string">
            <text:p>&lt;RasterProjectRef&gt;/copyright.kia</text:p>
          </table:table-cell>
          <table:table-cell office:value-type="string">
            <text:p>RasterProduct(n)</text:p>
          </table:table-cell>
          <table:table-cell office:value-type="string">
            <text:p>&lt;AssetRef&gt;/ver###/imagery.copyright</text:p>
          </table:table-cell>
          <table:table-cell table:number-columns-repeated="250"/>
        </table:table-row>
        <table:table-row table:style-name="ro4">
          <table:table-cell office:value-type="string">
            <text:p>RasterKHDB</text:p>
          </table:table-cell>
          <table:table-cell office:value-type="string">
            <text:p>&lt;RasterProjectRef&gt;/khdb.k?a -or- &lt;DatabaseRef&gt;/khdb.kda</text:p>
          </table:table-cell>
          <table:table-cell office:value-type="string">
            <text:p>PacketGen(n)</text:p>
          </table:table-cell>
          <table:table-cell office:value-type="string">
            <text:p>&lt;AssetRef&gt;/ver###/&lt;projname&gt;-v#.khdb -or- &lt;AssetRef&gt;/ver###/&lt;dbname&gt;-v#.khdb</text:p>
          </table:table-cell>
          <table:table-cell office:value-type="string">
            <text:p>Must(LocalOutput[0])</text:p>
          </table:table-cell>
          <table:table-cell table:number-columns-repeated="249"/>
        </table:table-row>
        <table:table-row table:style-name="ro2">
          <table:table-cell table:number-columns-repeated="254"/>
        </table:table-row>
        <table:table-row table:style-name="ro1">
          <table:table-cell table:style-name="ce4" office:value-type="string" table:number-columns-spanned="5" table:number-rows-spanned="1">
            <text:p>Vector</text:p>
          </table:table-cell>
          <table:covered-table-cell table:number-columns-repeated="4"/>
          <table:table-cell table:number-columns-repeated="249"/>
        </table:table-row>
        <table:table-row table:style-name="ro1">
          <table:table-cell office:value-type="string">
            <text:p>VectorDBRoot</text:p>
          </table:table-cell>
          <table:table-cell office:value-type="string">
            <text:p>&lt;VectorProjectRef&gt;/dbroot.kva</text:p>
          </table:table-cell>
          <table:table-cell office:value-type="string">
            <text:p>VectorFuse(n) # sorted in client legend order</text:p>
          </table:table-cell>
          <table:table-cell office:value-type="string">
            <text:p>&lt;AssetRef&gt;/ver###/dbroot.v?.postamble*</text:p>
          </table:table-cell>
          <table:table-cell table:number-columns-repeated="250"/>
        </table:table-row>
        <table:table-row table:style-name="ro1">
          <table:table-cell office:value-type="string">
            <text:p>VectorFuse</text:p>
          </table:table-cell>
          <table:table-cell office:value-type="string">
            <text:p>&lt;VectorLayerRef&gt;/layer###pack.kva</text:p>
          </table:table-cell>
          <table:table-cell office:value-type="string">
            <text:p>VectorProduct, VectorQuery</text:p>
          </table:table-cell>
          <table:table-cell office:value-type="string">
            <text:p>&lt;AssetRef&gt;/ver###/layer###pack.kvpack</text:p>
          </table:table-cell>
          <table:table-cell table:number-columns-repeated="250"/>
        </table:table-row>
        <table:table-row table:style-name="ro1">
          <table:table-cell office:value-type="string">
            <text:p>VectorKHDB</text:p>
          </table:table-cell>
          <table:table-cell office:value-type="string">
            <text:p>&lt;VectorProjectRef&gt;/khdb.kva</text:p>
          </table:table-cell>
          <table:table-cell office:value-type="string">
            <text:p>VectorFuse(n) # sorted by channelId</text:p>
          </table:table-cell>
          <table:table-cell office:value-type="string">
            <text:p>&lt;AssetRef&gt;/ver###/&lt;projname&gt;-v#.khdb</text:p>
          </table:table-cell>
          <table:table-cell office:value-type="string">
            <text:p>Must(LocalOutput[0])</text:p>
          </table:table-cell>
          <table:table-cell table:number-columns-repeated="249"/>
        </table:table-row>
        <table:table-row table:style-name="ro1">
          <table:table-cell office:value-type="string">
            <text:p>VectorLayer</text:p>
          </table:table-cell>
          <table:table-cell office:value-type="string">
            <text:p>&lt;VectorProjectRef&gt;/layer###.kva</text:p>
          </table:table-cell>
          <table:table-cell office:value-type="string">
            <text:p>VectorProduct</text:p>
          </table:table-cell>
          <table:table-cell office:value-type="string">
            <text:p>none</text:p>
          </table:table-cell>
          <table:table-cell table:number-columns-repeated="250"/>
        </table:table-row>
        <table:table-row table:style-name="ro1">
          <table:table-cell office:value-type="string">
            <text:p>VectorQuery</text:p>
          </table:table-cell>
          <table:table-cell office:value-type="string">
            <text:p>&lt;VectorLayerRef&gt;/query.kva</text:p>
          </table:table-cell>
          <table:table-cell office:value-type="string">
            <text:p>VectorProduct</text:p>
          </table:table-cell>
          <table:table-cell office:value-type="string">
            <text:p>&lt;AssetRef&gt;/ver###/selectlist.##</text:p>
          </table:table-cell>
          <table:table-cell table:number-columns-repeated="250"/>
        </table:table-row>
        <table:table-row table:style-name="ro2" table:number-rows-repeated="65509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8">08/28/2006</text:date>, <text:time>07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8-23T06:32:21</meta:creation-date>
    <dc:date>2006-08-28T07:20:20</dc:date>
    <dc:language>en-US</dc:language>
    <meta:editing-cycles>27</meta:editing-cycles>
    <meta:editing-duration>PT2H9M54S</meta:editing-duration>
    <meta:user-defined meta:name="Info 1"/>
    <meta:user-defined meta:name="Info 2"/>
    <meta:user-defined meta:name="Info 3"/>
    <meta:user-defined meta:name="Info 4"/>
    <meta:document-statistic meta:table-count="3" meta:cell-count="89"/>
  </office:meta>
</office:document-meta>
</file>